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Text_20_body">
      <style:paragraph-properties fo:text-align="start" style:justify-single-word="false"/>
      <style:text-properties style:font-name="DejaVu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DejaVu Sans" officeooo:paragraph-rsid="002a8d2f"/>
    </style:style>
    <style:style style:name="P3" style:family="paragraph" style:parent-style-name="Standard">
      <style:paragraph-properties fo:margin-top="0in" fo:margin-bottom="0in" loext:contextual-spacing="false" fo:line-height="100%" fo:text-align="start" style:justify-single-word="false"/>
      <style:text-properties style:font-name="DejaVu Sans" fo:font-weight="bold" officeooo:paragraph-rsid="0019cd0a" style:font-weight-asian="bold" style:font-weight-complex="bold"/>
    </style:style>
    <style:style style:name="P4" style:family="paragraph" style:parent-style-name="Heading_20_2">
      <style:paragraph-properties fo:text-align="start" style:justify-single-word="false"/>
      <style:text-properties style:font-name="DejaVu Sans" officeooo:paragraph-rsid="0019cd0a"/>
    </style:style>
    <style:style style:name="P5" style:family="paragraph" style:parent-style-name="Heading_20_1">
      <style:paragraph-properties fo:text-align="start" style:justify-single-word="false"/>
      <style:text-properties style:font-name="DejaVu Sans" officeooo:paragraph-rsid="0019cd0a"/>
    </style:style>
    <style:style style:name="P6" style:family="paragraph" style:parent-style-name="Heading_20_1" style:master-page-name="">
      <style:paragraph-properties fo:text-align="start" style:justify-single-word="false" style:page-number="auto"/>
      <style:text-properties style:font-name="DejaVu Sans" officeooo:paragraph-rsid="0019cd0a"/>
    </style:style>
    <style:style style:name="P7" style:family="paragraph" style:parent-style-name="Title" style:master-page-name="Standard">
      <style:paragraph-properties fo:text-align="start" style:justify-single-word="false" style:page-number="auto"/>
      <style:text-properties style:font-name="DejaVu Sans" fo:font-weight="bold" officeooo:rsid="0043bcd1" officeooo:paragraph-rsid="0043bcd1" style:font-weight-asian="bold" style:font-weight-complex="bold"/>
    </style:style>
    <style:style style:name="P8" style:family="paragraph" style:parent-style-name="Standard">
      <style:paragraph-properties fo:text-align="start" style:justify-single-word="false"/>
      <style:text-properties style:font-name="DejaVu Sans" officeooo:paragraph-rsid="0043bcd1"/>
    </style:style>
    <style:style style:name="P9" style:family="paragraph" style:parent-style-name="Standard">
      <style:paragraph-properties fo:margin-top="0in" fo:margin-bottom="0in" loext:contextual-spacing="false" fo:line-height="100%" fo:text-align="start" style:justify-single-word="false"/>
      <style:text-properties style:font-name="DejaVu Sans" officeooo:rsid="0043bcd1" officeooo:paragraph-rsid="0043bcd1"/>
    </style:style>
    <style:style style:name="P10" style:family="paragraph" style:parent-style-name="Text_20_body" style:list-style-name="L1">
      <style:paragraph-properties fo:text-align="start" style:justify-single-word="false"/>
      <style:text-properties style:font-name="DejaVu Sans" officeooo:rsid="00358a91" officeooo:paragraph-rsid="0041a561"/>
    </style:style>
    <style:style style:name="P11" style:family="paragraph" style:parent-style-name="Text_20_body" style:list-style-name="L1">
      <style:paragraph-properties fo:text-align="start" style:justify-single-word="false"/>
      <style:text-properties style:font-name="DejaVu Sans" officeooo:rsid="0043bcd1" officeooo:paragraph-rsid="0043bcd1"/>
    </style:style>
    <style:style style:name="T1" style:family="text">
      <style:text-properties officeooo:rsid="002a8d2f"/>
    </style:style>
    <style:style style:name="T2" style:family="text">
      <style:text-properties fo:font-weight="bold" style:font-weight-asian="bold" style:font-weight-complex="bold"/>
    </style:style>
    <style:style style:name="T3" style:family="text">
      <style:text-properties fo:font-weight="bold" officeooo:rsid="00396531" style:font-weight-asian="bold" style:font-weight-complex="bold"/>
    </style:style>
    <style:style style:name="T4" style:family="text">
      <style:text-properties fo:font-weight="bold" officeooo:rsid="002a8d2f" style:font-weight-asian="bold" style:font-weight-complex="bold"/>
    </style:style>
    <style:style style:name="T5" style:family="text">
      <style:text-properties fo:font-weight="bold" officeooo:rsid="0043bcd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3bcd1" style:font-weight-asian="normal" style:font-weight-complex="normal"/>
    </style:style>
    <style:style style:name="T8" style:family="text">
      <style:text-properties officeooo:rsid="00396531"/>
    </style:style>
    <style:style style:name="T9" style:family="text">
      <style:text-properties style:text-position="0% 100%" fo:font-weight="bold" officeooo:rsid="0043bcd1" style:font-name-asian="Droid Sans Fallback" style:font-weight-asian="bold" style:font-name-complex="Droid Sans Devanagari" style:font-weight-complex="bold"/>
    </style:style>
    <style:style style:name="T10" style:family="text">
      <style:text-properties style:text-position="0% 100%" fo:font-weight="normal" officeooo:rsid="0041a561" style:font-name-asian="Droid Sans Fallback" style:font-weight-asian="normal" style:font-name-complex="Droid Sans Devanagari" style:font-weight-complex="normal"/>
    </style:style>
    <style:style style:name="T11" style:family="text">
      <style:text-properties style:text-position="0% 100%" fo:font-weight="normal" officeooo:rsid="0043bcd1" style:font-name-asian="Droid Sans Fallback" style:font-weight-asian="normal" style:font-name-complex="Droid Sans Devanagari" style:font-weight-complex="normal"/>
    </style:style>
    <style:style style:name="T12" style:family="text">
      <style:text-properties style:font-name="Open Sans" fo:font-weight="normal" officeooo:rsid="0041a561" style:font-name-asian="Open Sans" style:font-weight-asian="normal" style:font-name-complex="Open Sans" style:font-weight-complex="normal"/>
    </style:style>
    <style:style style:name="T13" style:family="text">
      <style:text-properties officeooo:rsid="0043bc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aph Coloring</text:p>
      <text:p text:style-name="P1">Time limit: 1 sec</text:p>
      <text:p text:style-name="P8"><text:tab/><text:span text:style-name="T13">Traditionally, when we draw a map, we color each region in the map to emphasize different regions. This is done such that no adjacent region has the same color. We can model this problem as an undirected graph where each region is a vertex and there is an edge connecting two vertices if the two corresponding regions are adjacent. The coloring is done on the vertices such that no two adjacent vertices has the same color.</text:span></text:p>
      <text:p text:style-name="P8"><text:span text:style-name="T11"><text:tab/>Given a graph of N vertices (numbereed 0 to </text:span><text:span text:style-name="T9">N</text:span><text:span text:style-name="T11">-1)</text:span><text:span text:style-name="T10">, </text:span><text:span text:style-name="T11">your task is to identify the minimal number of colors we need to do the coloring.</text:span></text:p>
      <text:h text:style-name="P5" text:outline-level="1">Input</text:h>
      <text:list xml:id="list461484100516565546" text:style-name="L1">
        <text:list-item>
          <text:p text:style-name="P10">The first line of input <text:span text:style-name="T8">contains two integers </text:span><text:span text:style-name="T3">N</text:span><text:span text:style-name="T8"> (1 </text:span><text:span text:style-name="T12">≤</text:span><text:span text:style-name="T8"> N </text:span><text:span text:style-name="T12">≤</text:span><text:span text:style-name="T8"> 50) and </text:span><text:span text:style-name="T3">E </text:span><text:span text:style-name="T7">where </text:span><text:span text:style-name="T5">N</text:span><text:span text:style-name="T7"> is the number of vertices and </text:span><text:span text:style-name="T5">E</text:span><text:span text:style-name="T7"> is the number of edges.</text:span></text:p>
        </text:list-item>
        <text:list-item>
          <text:p text:style-name="P11"><text:span text:style-name="T7">T</text:span><text:span text:style-name="T6">he next </text:span><text:span text:style-name="T2">E</text:span><text:span text:style-name="T6"> lines give the edge, each line contains two integer </text:span><text:span text:style-name="T2">a</text:span><text:span text:style-name="T6"> and </text:span><text:span text:style-name="T2">b</text:span><text:span text:style-name="T6"> indicating that there is an undirectional edge connecting vertices </text:span><text:span text:style-name="T2">a</text:span><text:span text:style-name="T6"> and </text:span><text:span text:style-name="T2">b</text:span><text:span text:style-name="T6">.</text:span></text:p>
        </text:list-item>
      </text:list>
      <text:h text:style-name="P6" text:outline-level="1">Output</text:h>
      <text:p text:style-name="P2"><text:tab/><text:span text:style-name="T1">The output contain exactly one line that gives the minimum number of color needed.</text:span></text:p>
      <text:h text:style-name="P5" text:outline-level="1">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9">4 6</text:p>
            <text:p text:style-name="P9">0 1</text:p>
            <text:p text:style-name="P9">0 2</text:p>
            <text:p text:style-name="P9">0 3</text:p>
            <text:p text:style-name="P9">1 2</text:p>
            <text:p text:style-name="P9">1 3</text:p>
            <text:p text:style-name="P9">2 3</text:p>
          </table:table-cell>
          <table:table-cell table:style-name="Table1.A1" office:value-type="string">
            <text:p text:style-name="P9">4</text:p>
          </table:table-cell>
        </table:table-row>
      </table:table>
      <text:h text:style-name="P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dc:date>2014-11-25T04:12:56.244027620</dc:date>
    <meta:editing-duration>PT4H3M49S</meta:editing-duration>
    <meta:editing-cycles>41</meta:editing-cycles>
    <meta:print-date>2014-09-09T23:50:22.741847462</meta:print-date>
    <meta:document-statistic meta:table-count="1" meta:image-count="0" meta:object-count="0" meta:page-count="1" meta:paragraph-count="20" meta:word-count="201" meta:character-count="1000" meta:non-whitespace-character-count="817"/>
  </office:meta>
</office:document-meta>
</file>